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5.452cm"/>
    </style:style>
    <style:style style:name="Table1.C" style:family="table-column">
      <style:table-column-properties style:column-width="5.315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6.699cm" fo:margin-left="0.116cm" fo:margin-right="0.185cm" table:align="margins" style:writing-mode="lr-tb"/>
    </style:style>
    <style:style style:name="Table4.A" style:family="table-column">
      <style:table-column-properties style:column-width="16.69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5" style:family="table">
      <style:table-properties style:width="16.699cm" fo:margin-left="0.116cm" fo:margin-right="0.185cm" table:align="margins" style:writing-mode="lr-tb"/>
    </style:style>
    <style:style style:name="Table5.A" style:family="table-column">
      <style:table-column-properties style:column-width="16.69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6" style:family="table">
      <style:table-properties style:width="16.699cm" fo:margin-left="0.116cm" fo:margin-right="0.185cm" table:align="margins" style:writing-mode="lr-tb"/>
    </style:style>
    <style:style style:name="Table6.A" style:family="table-column">
      <style:table-column-properties style:column-width="16.69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5cm" style:rel-column-width="5589*"/>
    </style:style>
    <style:style style:name="Tabla6.B" style:family="table-column">
      <style:table-column-properties style:column-width="4.279cm" style:rel-column-width="16495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cm" style:rel-column-width="26602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6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8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9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officeooo:rsid="00153f50" officeooo:paragraph-rsid="00153f50"/>
    </style:style>
    <style:style style:name="P11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2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1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17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18" style:family="paragraph" style:parent-style-name="Standard">
      <style:text-properties officeooo:rsid="0017007b" officeooo:paragraph-rsid="0012c5e1"/>
    </style:style>
    <style:style style:name="P19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07b" officeooo:paragraph-rsid="0012c5e1" style:font-size-asian="10.5pt" style:font-weight-asian="normal" style:font-weight-complex="normal"/>
    </style:style>
    <style:style style:name="P23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5" style:family="paragraph" style:parent-style-name="Standard">
      <style:text-properties officeooo:rsid="000952b1" officeooo:paragraph-rsid="0018c767"/>
    </style:style>
    <style:style style:name="P26" style:family="paragraph" style:parent-style-name="Standard">
      <style:text-properties officeooo:rsid="000a41d9" officeooo:paragraph-rsid="0018c767"/>
    </style:style>
    <style:style style:name="P27" style:family="paragraph" style:parent-style-name="Standard">
      <style:text-properties officeooo:paragraph-rsid="0018c767"/>
    </style:style>
    <style:style style:name="P2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8c767" style:font-size-asian="12pt" style:font-size-complex="12pt"/>
    </style:style>
    <style:style style:name="P30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8c767" style:font-size-asian="10.5pt" style:font-weight-asian="normal" style:font-weight-complex="normal"/>
    </style:style>
    <style:style style:name="P31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1e54b" officeooo:paragraph-rsid="0018c767" style:font-size-asian="10.5pt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officeooo:paragraph-rsid="0018c767"/>
    </style:style>
    <style:style style:name="P33" style:family="paragraph" style:parent-style-name="Table_20_Contents">
      <style:paragraph-properties fo:text-align="center" style:justify-single-word="false"/>
      <style:text-properties fo:color="#000080" officeooo:paragraph-rsid="0018c767"/>
    </style:style>
    <style:style style:name="P34" style:family="paragraph" style:parent-style-name="Table_20_Contents">
      <style:paragraph-properties fo:text-align="center" style:justify-single-word="false"/>
      <style:text-properties fo:color="#000080" fo:font-style="normal" officeooo:paragraph-rsid="0018c767" style:font-style-asian="normal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fo:font-style="normal" officeooo:rsid="00170747" officeooo:paragraph-rsid="0018c767" style:font-style-asian="normal" style:font-style-complex="normal"/>
    </style:style>
    <style:style style:name="P36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8c767" style:font-style-asian="normal" style:font-weight-asian="bold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tyle="normal" fo:font-weight="bold" officeooo:rsid="0018c767" officeooo:paragraph-rsid="0018c767" style:font-style-asian="normal" style:font-weight-asian="bold" style:font-style-complex="normal" style:font-weight-complex="bold"/>
    </style:style>
    <style:style style:name="P38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db704" officeooo:paragraph-rsid="0018c767"/>
    </style:style>
    <style:style style:name="P39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952b1" officeooo:paragraph-rsid="0018c767"/>
    </style:style>
    <style:style style:name="P4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b7e9f" officeooo:paragraph-rsid="0018c767"/>
    </style:style>
    <style:style style:name="P4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8c767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a7bfb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1c7f8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officeooo:rsid="00065cbb"/>
    </style:style>
    <style:style style:name="T9" style:family="text">
      <style:text-properties officeooo:rsid="000952b1"/>
    </style:style>
    <style:style style:name="T10" style:family="text">
      <style:text-properties officeooo:rsid="000b7e9f"/>
    </style:style>
    <style:style style:name="T11" style:family="text">
      <style:text-properties officeooo:rsid="000f9289"/>
    </style:style>
    <style:style style:name="T12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13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4" style:family="text">
      <style:text-properties style:font-name="Arial1" fo:font-size="11pt" fo:font-weight="normal" officeooo:rsid="0018006c" style:font-size-asian="10.5pt" style:font-weight-asian="normal" style:font-weight-complex="normal"/>
    </style:style>
    <style:style style:name="T15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16" style:family="text">
      <style:text-properties style:font-name="Arial1" fo:font-size="11pt" fo:font-weight="normal" officeooo:rsid="0018c767" style:font-size-asian="10.5pt" style:font-weight-asian="normal" style:font-weight-complex="normal"/>
    </style:style>
    <style:style style:name="T17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18" style:family="text">
      <style:text-properties style:font-name="Arial1" fo:font-size="11pt" fo:font-weight="bold" officeooo:rsid="001d7efe" style:font-size-asian="10.5pt" style:font-weight-asian="bold" style:font-weight-complex="bold"/>
    </style:style>
    <style:style style:name="T19" style:family="text">
      <style:text-properties style:font-name="Arial1" fo:font-size="11pt" fo:font-weight="bold" officeooo:rsid="0018c767" style:font-size-asian="10.5pt" style:font-weight-asian="bold" style:font-weight-complex="bold"/>
    </style:style>
    <style:style style:name="T20" style:family="text">
      <style:text-properties officeooo:rsid="001062cd"/>
    </style:style>
    <style:style style:name="T21" style:family="text">
      <style:text-properties officeooo:rsid="0017007b"/>
    </style:style>
    <style:style style:name="T22" style:family="text">
      <style:text-properties officeooo:rsid="0012c5e1"/>
    </style:style>
    <style:style style:name="T23" style:family="text">
      <style:text-properties officeooo:rsid="00153f50"/>
    </style:style>
    <style:style style:name="T24" style:family="text">
      <style:text-properties officeooo:rsid="00181361"/>
    </style:style>
    <style:style style:name="T25" style:family="text">
      <style:text-properties officeooo:rsid="0018006c"/>
    </style:style>
    <style:style style:name="T26" style:family="text">
      <style:text-properties officeooo:rsid="001d7efe"/>
    </style:style>
    <style:style style:name="T27" style:family="text">
      <style:text-properties officeooo:rsid="0018c767"/>
    </style:style>
    <style:style style:name="T28" style:family="text">
      <style:text-properties officeooo:rsid="001d1d3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DE. IES Haría</text:p>
      <text:p text:style-name="P1"><text:span text:style-name="T7">UT4. </text:span><text:span text:style-name="T28">Recuperación final. Prueba práctica</text:span></text:p>
      <text:p text:style-name="P23"/>
      <text:p text:style-name="P23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Dirección </text:p>
          </table:table-cell>
          <table:table-cell table:style-name="Tabla7.B1" office:value-type="string">
            <text:p text:style-name="P3">Clase</text:p>
          </table:table-cell>
        </table:table-row>
        <table:table-row>
          <table:table-cell table:style-name="Tabla7.A8" office:value-type="string">
            <text:p text:style-name="P12">1<text:span text:style-name="T24">95</text:span>.30.245.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8">191</text:span>.<text:span text:style-name="T8">23</text:span>.<text:span text:style-name="T11">2</text:span>1.<text:span text:style-name="T11">5</text:span>1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3.11.35.<text:span text:style-name="T8">2</text:span>3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11">172</text:span>.1.<text:span text:style-name="T8">2</text:span>34.<text:span text:style-name="T8">1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6" office:value-type="string">
            <text:p text:style-name="P11"><text:span text:style-name="T8">231</text:span>.33.12.3</text:p>
          </table:table-cell>
          <table:table-cell table:style-name="Tabla7.B6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24">0100</text:span>01000010000100101100<text:span text:style-name="T8">11111111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11">1</text:span>1011111100111000001110000101100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9" office:value-type="string">
            <text:p text:style-name="P11"><text:span text:style-name="T8">1110</text:span>0101000010000111110100100010</text:p>
          </table:table-cell>
          <table:table-cell table:style-name="Tabla7.B9" office:value-type="string">
            <text:p text:style-name="P4"/>
          </table:table-cell>
        </table:table-row>
      </table:table>
      <text:p text:style-name="P2"/>
      <text:p text:style-name="Standard"><text:span text:style-name="T11">2</text:span>. Dadas las siguientes direcciones IP <text:span text:style-name="T11">con clase </text:span>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">Dirección </text:p>
          </table:table-cell>
          <table:table-cell table:style-name="Tabla9.A1" office:value-type="string">
            <text:p text:style-name="P3">Dirección de red</text:p>
          </table:table-cell>
          <table:table-cell table:style-name="Tabla9.A1" office:value-type="string">
            <text:p text:style-name="P3">Dirección de broadcast </text:p>
          </table:table-cell>
          <table:table-cell table:style-name="Tabla9.D1" office:value-type="string">
            <text:p text:style-name="P3">Número de equipos</text:p>
          </table:table-cell>
        </table:table-row>
        <table:table-row>
          <table:table-cell table:style-name="Tabla9.A3" office:value-type="string">
            <text:p text:style-name="P14"><text:span text:style-name="T24">1</text:span>24.3.4.1</text:p>
          </table:table-cell>
          <table:table-cell table:style-name="Tabla9.B2" office:value-type="string">
            <text:p text:style-name="P6"/>
          </table:table-cell>
          <table:table-cell table:style-name="Tabla9.C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>
          <table:table-cell table:style-name="Tabla9.A3" office:value-type="string">
            <text:p text:style-name="P14">19<text:span text:style-name="T24">6</text:span>.20.13<text:span text:style-name="T24">0</text:span>.11</text:p>
          </table:table-cell>
          <table:table-cell table:style-name="Tabla9.B3" office:value-type="string">
            <text:p text:style-name="P6"/>
          </table:table-cell>
          <table:table-cell table:style-name="Tabla9.C3" office:value-type="string">
            <text:p text:style-name="P6"/>
          </table:table-cell>
          <table:table-cell table:style-name="Tabla9.D3" office:value-type="string">
            <text:p text:style-name="P6"/>
          </table:table-cell>
        </table:table-row>
        <table:table-row>
          <table:table-cell table:style-name="Tabla9.A4" office:value-type="string">
            <text:p text:style-name="P13"><text:span text:style-name="T11">100</text:span>10100001000010010110010000001</text:p>
          </table:table-cell>
          <table:table-cell table:style-name="Tabla9.B4" office:value-type="string">
            <text:p text:style-name="P6"/>
          </table:table-cell>
          <table:table-cell table:style-name="Tabla9.C4" office:value-type="string">
            <text:p text:style-name="P6"/>
          </table:table-cell>
          <table:table-cell table:style-name="Tabla9.D4" office:value-type="string">
            <text:p text:style-name="P6"/>
          </table:table-cell>
        </table:table-row>
      </table:table>
      <text:p text:style-name="Standard"/>
      <text:p text:style-name="P18"><text:span text:style-name="T22">3</text:span>. Indicar a que tipo de direcciones <text:span text:style-name="T23">y el alcance </text:span><text:s/>de las siguientes <text:span text:style-name="T23">direcciones IPv6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Dirección IPv6</text:p>
          </table:table-cell>
          <table:table-cell table:style-name="Table1.A1" office:value-type="string">
            <text:p text:style-name="P8">Tipo</text:p>
          </table:table-cell>
          <table:table-cell table:style-name="Table1.C1" office:value-type="string">
            <text:p text:style-name="P10">Alcance</text:p>
          </table:table-cell>
        </table:table-row>
        <table:table-row>
          <table:table-cell table:style-name="Table1.A2" office:value-type="string">
            <text:p text:style-name="P15">f<text:span text:style-name="T20">e90</text:span>:<text:span text:style-name="T20">a</text:span>56:<text:span text:style-name="T20">11aa</text:span>::<text:span text:style-name="T20">efa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16"><text:span text:style-name="T24">2181</text:span>:<text:span text:style-name="T24">ae3</text:span>:<text:span text:style-name="T24">11a4::34</text:span>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>
          <table:table-cell table:style-name="Table1.A4" office:value-type="string">
            <text:p text:style-name="P15">fc<text:span text:style-name="T24">aa</text:span>:<text:span text:style-name="T20">aa2</text:span>3:acd2::<text:span text:style-name="T20">f1</text:span>:30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A5" office:value-type="string">
            <text:p text:style-name="P16"><text:span text:style-name="T24">fe89</text:span>:1450:4007:803::1017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  <table:table-row>
          <table:table-cell table:style-name="Table1.A6" office:value-type="string">
            <text:p text:style-name="P15">::1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</table:table-row>
      </table:table>
      <text:p text:style-name="P20"/>
      <text:p text:style-name="P21"><text:span text:style-name="T22">4</text:span>. <text:span text:style-name="T21">Comprimir al máximo las siguientes direcciones IPv6</text:span>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irección IPv6</text:p>
          </table:table-cell>
          <table:table-cell table:style-name="Table2.B1" office:value-type="string">
            <text:p text:style-name="P9">Dirección IPv6 Comprimida</text:p>
          </table:table-cell>
        </table:table-row>
        <table:table-row>
          <table:table-cell table:style-name="Table2.A3" office:value-type="string">
            <text:p text:style-name="P17"><text:span text:style-name="T20">3</text:span>00<text:span text:style-name="T20">0</text:span>:0ac5:0000:0000:00<text:span text:style-name="T20">00</text:span>:0000:<text:span text:style-name="T27">0</text:span>000:0001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7"><text:span text:style-name="T20">fea0</text:span>:00<text:span text:style-name="T27">2a</text:span>:3<text:span text:style-name="T20">76</text:span>1:0000:0000:0000:0<text:span text:style-name="T20">f</text:span>00:1fe5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4" office:value-type="string">
            <text:p text:style-name="P17">2001:026a:<text:span text:style-name="T27">0</text:span>000:0000:0000:0<text:span text:style-name="T20">00</text:span>5:<text:span text:style-name="T20">98ff</text:span>:00af</text:p>
          </table:table-cell>
          <table:table-cell table:style-name="Table2.B4" office:value-type="string">
            <text:p text:style-name="P5"/>
          </table:table-cell>
        </table:table-row>
        <text:soft-page-break/>
        <table:table-row>
          <table:table-cell table:style-name="Table2.A5" office:value-type="string">
            <text:p text:style-name="P17">0000:0000:00<text:span text:style-name="T27">4</text:span>0:0000:0000:0000:00<text:span text:style-name="T20">25</text:span>:0<text:span text:style-name="T20">e</text:span>23</text:p>
          </table:table-cell>
          <table:table-cell table:style-name="Table2.B5" office:value-type="string">
            <text:p text:style-name="P5"/>
          </table:table-cell>
        </table:table-row>
      </table:table>
      <text:p text:style-name="P22"/>
      <text:p text:style-name="P27"><text:span text:style-name="T27">5</text:span>. <text:span text:style-name="T12">Una organización que tiene asignada la dirección IP </text:span><text:span text:style-name="T13">de re</text:span><text:span text:style-name="T16">d</text:span><text:span text:style-name="T13"> de clase </text:span><text:span text:style-name="T16">C</text:span><text:span text:style-name="T12"> 1</text:span><text:span text:style-name="T16">9</text:span><text:span text:style-name="T13">5</text:span><text:span text:style-name="T12">.</text:span><text:span text:style-name="T15">24</text:span><text:span text:style-name="T12">.</text:span><text:span text:style-name="T16">1</text:span><text:span text:style-name="T15">0</text:span><text:span text:style-name="T12">.0 nos encarga su división en </text:span><text:span text:style-name="T19">cinco</text:span><text:span text:style-name="T17"> subredes</text:span><text:span text:style-name="T12">. Responde a las siguientes preguntas</text:span></text:p>
      <text:p text:style-name="P30">¿Cuantos bits debemos tomar de la parte de host para poder crear <text:span text:style-name="T20">5</text:span> subre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9"/>
          </table:table-cell>
        </table:table-row>
      </table:table>
      <text:p text:style-name="P30"/>
      <text:p text:style-name="P30">¿Cómo quedará la máscara de subr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/>
          </table:table-cell>
        </table:table-row>
      </table:table>
      <text:p text:style-name="P31"/>
      <text:p text:style-name="P30">¿Cuantos dispositivos podrán conectarse a cada una de las subredes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9"/>
          </table:table-cell>
        </table:table-row>
      </table:table>
      <text:p text:style-name="P31"/>
      <text:p text:style-name="P30">Rellena la siguiente tabla con la información que se solicita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5">Subred</text:p>
          </table:table-cell>
          <table:table-cell table:style-name="Tabla6.A1" office:value-type="string">
            <text:p text:style-name="P35">Dirección de subred</text:p>
          </table:table-cell>
          <table:table-cell table:style-name="Tabla6.A1" office:value-type="string">
            <text:p text:style-name="P35">Dirección de difusión</text:p>
          </table:table-cell>
          <table:table-cell table:style-name="Tabla6.D1" office:value-type="string">
            <text:p text:style-name="P35">Rango de la subred</text:p>
          </table:table-cell>
        </table:table-row>
        <table:table-row>
          <table:table-cell table:style-name="Tabla6.A2" office:value-type="string">
            <text:p text:style-name="P36">0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6">1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6">2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7">3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7">4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</table:table>
      <text:p text:style-name="P3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a7bf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c7f81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</text:span><text:span text:style-name="MT3">R</text:span><text:span text:style-name="MT4">F</text:span><text:span text:style-name="MT2">. </text:span><text:span text:style-name="MT3">Recuperación </text:span><text:span text:style-name="MT4">final</text:span><text:span text:style-name="MT3">. </text:span><text:span text:style-name="MT2">Prueba práctica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6-09T04:59:20.579286181</dc:date>
    <dc:creator>ivan </dc:creator>
    <meta:editing-duration>PT5H40M54S</meta:editing-duration>
    <meta:editing-cycles>47</meta:editing-cycles>
    <meta:generator>LibreOffice/4.1.3.2$Linux_x86 LibreOffice_project/410m0$Build-2</meta:generator>
    <meta:document-statistic meta:table-count="8" meta:image-count="1" meta:object-count="0" meta:page-count="2" meta:paragraph-count="52" meta:word-count="215" meta:character-count="1610" meta:non-whitespace-character-count="1441"/>
  </office:meta>
</office:document-meta>
</file>